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1.) The class namespace declaration must be on the same line<text:line-break/><text:line-break/>        namespace App\Http\Controllers;<text:line-break/>        namespace App\Http\Controllers;<text:line-break/><text:line-break/>        use App\User;<text:line-break/>        use App\Http\Controllers\Controller;<text:line-break/><text:line-break/><text:line-break/>2.) Below is an example of a basic controller class.<text:line-break/><text:line-break/>        class UserController extends Controller<text:line-break/>        {<text:line-break/>            /**<text:line-break/>             * Show the profile for the given user.<text:line-break/>             *<text:line-break/>             * @param  int  $id<text:line-break/>             * @return Response<text:line-break/>             */<text:line-break/>            public function show($id)<text:line-break/>            {<text:line-break/>                return view('user.profile', ['user' =&gt; User::findOrFail($id)]);<text:line-break/>            }<text:line-break/>        }<text:line-break/><text:line-break/>3.) Middleware assigned to the controller's routes in your route files:<text:line-break/><text:line-break/>        php artisan make:middleware CheckAge<text:line-break/><text:line-break/>        Route::get('profile', 'UserController@show')-&gt;middleware('auth');<text:line-break/>       <text:line-break/>        authentication and CSRF protection, CORS middleware , logging middleware<text:line-break/><text:line-break/><text:line-break/>4.) You can define a route to this controller action like<text:line-break/><text:line-break/>        Route::get('user/{id}', 'UserController@show');<text:line-break/><text:line-break/>        Route::get('user/{name?}', function ($name = null) {<text:line-break/>            return $name;<text:line-break/>        });<text:line-break/><text:line-break/>        Route::group(['as' =&gt; 'admin::'], function () {<text:line-break/>            Route::get('dashboard', ['as' =&gt; 'dashboard', function () {<text:line-break/>                // Route named "admin::dashboard"<text:line-break/>            }]);<text:line-break/>        });<text:line-break/><text:line-break/><text:line-break/>        app<text:line-break/>            views<text:line-break/>                nerds<text:line-break/>                    index.blade.php<text:line-break/>                    create.blade.php<text:line-break/>                    show.blade.php<text:line-break/>                    edit.blade.php<text:line-break/><text:line-break/><text:soft-page-break/>URL                     Controller Function             View File<text:line-break/>GET example.com/nerds   index()                         app/views/nerds/index.blade.php<text:line-break/><text:line-break/><text:line-break/><text:line-break/>5.) A simple of Controller file<text:line-break/><text:line-break/>        &lt;?php<text:line-break/><text:line-break/>        namespace App\Http\Controllers;<text:line-break/><text:line-break/>        use App\Http\Requests;<text:line-break/>        use App\Http\Controllers\Controller;<text:line-break/>        use Illuminate\Http\Request;<text:line-break/>        use Input;<text:line-break/>        use Validator;<text:line-break/><text:line-break/>        class ImageController extends Controller {<text:line-break/>            /**<text:line-break/>             * Store an image.<text:line-break/>             *<text:line-break/>             * @return simple JSON response message<text:line-break/>             */<text:line-break/>            public function store(Request $r)<text:line-break/>            {<text:line-break/>                $image = Input::file('file');<text:line-break/>                $validator = Validator::make([$image], ['image' =&gt; 'required']);<text:line-break/>                if ($validator-&gt;fails()) {<text:line-break/>                    return $this-&gt;errors(['message' =&gt; 'Not an image.', 'code' =&gt; 400]);<text:line-break/>                }<text:line-break/>                $destinationPath = storage_path() . '/uploads';<text:line-break/>                if(!$image-&gt;move($destinationPath, $image-&gt;getClientOriginalName())) {<text:line-break/>                    return $this-&gt;errors(['message' =&gt; 'Error saving the file.', 'code' =&gt; 400]);<text:line-break/>                }<text:line-break/>                return response()-&gt;json(['success' =&gt; true], 200);<text:line-break/>            }<text:line-break/>        }<text:line-break/><text:line-break/><text:line-break/>Coding Standards<text:line-break/><text:line-break/>1.  Files MUST use only &lt;?php tags.<text:line-break/><text:line-break/>2.  Class names MUST be declared in “StudlyCaps”.<text:line-break/><text:line-break/>3. Class constants MUST be declared in all upper case with underscore<text:line-break/>    separators.<text:line-break/>    Example:-<text:line-break/>        const VERSION = '1.0';<text:line-break/>        const DATE_APPROVED = '2012-06-01';<text:line-break/><text:line-break/>4. Method names MUST be declared in “camelCase()”.<text:line-break/><text:line-break/>5.  Class must be in a file by itself, and is in a namespace of at least<text:line-break/> one level: a top-level vendor name.<text:line-break/><text:line-break/>6. There MUST NOT be a hard limit on line length; the soft limit MUST be 120<text:line-break/> characters; lines SHOULD be 80 characters or less.<text:line-break/><text:line-break/><text:soft-page-break/>7. There MUST be one blank line after the namespace declaration, and there<text:line-break/> MUST be one blank line after the block of use declarations.<text:line-break/><text:line-break/>8. Opening braces for classes and methods MUST go on the next line, and<text:line-break/> closing braces MUST go on the next line after the body.<text:line-break/><text:line-break/>9. Visibility MUST be declared on all properties and methods; abstract<text:line-break/> andfinal MUST be declared before the visibility; static MUST be<text:line-break/> declared after the visibility.<text:line-break/><text:line-break/>  Example:-    <text:line-break/>   &lt;?php<text:line-break/>      namespace Vendor\Package;<text:line-break/><text:line-break/>      use FooInterface;<text:line-break/>      use BarClass as Bar;<text:line-break/>      use OtherVendor\OtherPackage\BazClass;<text:line-break/><text:line-break/>      class Foo extends Bar implements FooInterface<text:line-break/>      {<text:line-break/>         public function sampleMethod($a, $b = null)<text:line-break/>         {<text:line-break/>             if ($a === $b) {<text:line-break/>                bar();<text:line-break/>             } elseif ($a &gt; $b) {<text:line-break/>                $foo-&gt;bar($arg1);<text:line-break/>             } else {<text:line-break/>                BazClass::bar($arg2, $arg3);<text:line-break/>             }<text:line-break/>         }<text:line-break/><text:line-break/>         final public static function bar()<text:line-break/>         {<text:line-break/>            // method body<text:line-break/>         }<text:line-break/>      }<text:line-break/>10. pseudo-namespacing convention of Vendor_ prefixes on class names.<text:line-break/>        &lt;?php<text:line-break/>        class Vendor_Model_Foo<text:line-break/>        {<text:line-break/><text:line-break/>        }<text:line-break/>11. Property names of $StudlyCaps, $camelCase, or $under_score. Whatever naming convention is used SHOULD be applied consistently within a reasonable scope. That scope may be vendor-level, package-level, class-level, or method-level.<text:line-break/>12.  PHP constants true, false, and null MUST be in lower case.<text:line-break/>13.) Method Arguments (public function foo($arg1, $arg2, $arg3 = []) )<text:line-break/><text:line-break/>14.) if, elseif, else<text:line-break/>        &lt;?php<text:line-break/>        if ($expr1) {<text:line-break/>                // if body<text:line-break/>        } elseif ($expr2) {<text:line-break/>                // elseif body<text:line-break/>        } else {<text:line-break/>                // else body;<text:line-break/>        }<text:line-break/>15. switch case, for, while foreach , try catch<text:line-break/><text:line-break/>16. Conclusion<text:line-break/><text:soft-page-break/>There are many elements of style and practice intentionally:<text:line-break/>Declaration of global variables and global constants<text:line-break/>Declaration of functions<text:line-break/>Operators and assignment<text:line-break/>Inter-line alignment<text:line-break/>Comments and documentation blocks<text:line-break/>Class name prefixes and suffi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23:10.306477165</meta:creation-date>
    <dc:date>2017-01-04T15:23:24.437465809</dc:date>
    <meta:editing-duration>P0D</meta:editing-duration>
    <meta:editing-cycles>1</meta:editing-cycles>
    <meta:document-statistic meta:table-count="0" meta:image-count="0" meta:object-count="0" meta:page-count="4" meta:paragraph-count="1" meta:word-count="598" meta:character-count="5459" meta:non-whitespace-character-count="3623"/>
    <meta:generator>LibreOffice/4.2.8.2$Linux_X86_64 LibreOffice_project/420m0$Build-2</meta:generator>
  </office:meta>
</office:document-meta>
</file>